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124333222707" calcext:value-type="float">
            <text:p>0,0124333223</text:p>
          </table:table-cell>
          <table:table-cell office:value-type="float" office:value="0.135316654046" calcext:value-type="float">
            <text:p>0,135316654</text:p>
          </table:table-cell>
          <table:table-cell office:value-type="float" office:value="0" calcext:value-type="float">
            <text:p>0</text:p>
          </table:table-cell>
          <table:table-cell office:value-type="float" office:value="0.00611333258947" calcext:value-type="float">
            <text:p>0,0061133326</text:p>
          </table:table-cell>
          <table:table-cell office:value-type="float" office:value="17.8833333333" calcext:value-type="float">
            <text:p>17,8833333333</text:p>
          </table:table-cell>
          <table:table-cell office:value-type="float" office:value="20.6833333333" calcext:value-type="float">
            <text:p>20,6833333333</text:p>
          </table:table-cell>
          <table:table-cell office:value-type="float" office:value="115.958666667" calcext:value-type="float">
            <text:p>115,958666667</text:p>
          </table:table-cell>
          <table:table-cell office:value-type="float" office:value="311.803666667" calcext:value-type="float">
            <text:p>311,803666667</text:p>
          </table:table-cell>
          <table:table-cell office:value-type="float" office:value="24.9155" calcext:value-type="float">
            <text:p>24,9155</text:p>
          </table:table-cell>
          <table:table-cell office:value-type="float" office:value="28.3395" calcext:value-type="float">
            <text:p>28,3395</text:p>
          </table:table-cell>
          <table:table-cell office:value-type="float" office:value="175.3021075" calcext:value-type="float">
            <text:p>175,3021075</text:p>
          </table:table-cell>
          <table:table-cell office:value-type="float" office:value="576.549473532" calcext:value-type="float">
            <text:p>576,54947353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0.138850021362" calcext:value-type="float">
            <text:p>0,1388500214</text:p>
          </table:table-cell>
          <table:table-cell office:value-type="float" office:value="1.41650001605" calcext:value-type="float">
            <text:p>1,4165000161</text:p>
          </table:table-cell>
          <table:table-cell office:value-type="float" office:value="0" calcext:value-type="float">
            <text:p>0</text:p>
          </table:table-cell>
          <table:table-cell office:value-type="float" office:value="0.0248276667595" calcext:value-type="float">
            <text:p>0,0248276668</text:p>
          </table:table-cell>
          <table:table-cell office:value-type="float" office:value="37.7166666667" calcext:value-type="float">
            <text:p>37,7166666667</text:p>
          </table:table-cell>
          <table:table-cell office:value-type="float" office:value="38.4666666667" calcext:value-type="float">
            <text:p>38,4666666667</text:p>
          </table:table-cell>
          <table:table-cell office:value-type="float" office:value="354.3495" calcext:value-type="float">
            <text:p>354,3495</text:p>
          </table:table-cell>
          <table:table-cell office:value-type="float" office:value="1159.23966667" calcext:value-type="float">
            <text:p>1159,23966667</text:p>
          </table:table-cell>
          <table:table-cell office:value-type="float" office:value="50.402" calcext:value-type="float">
            <text:p>50,402</text:p>
          </table:table-cell>
          <table:table-cell office:value-type="float" office:value="53.0139166667" calcext:value-type="float">
            <text:p>53,0139166667</text:p>
          </table:table-cell>
          <table:table-cell office:value-type="float" office:value="544.96306" calcext:value-type="float">
            <text:p>544,96306</text:p>
          </table:table-cell>
          <table:table-cell office:value-type="float" office:value="2211.28214757" calcext:value-type="float">
            <text:p>2211,28214757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0.473516650995" calcext:value-type="float">
            <text:p>0,473516651</text:p>
          </table:table-cell>
          <table:table-cell office:value-type="float" office:value="6.04338333606" calcext:value-type="float">
            <text:p>6,0433833361</text:p>
          </table:table-cell>
          <table:table-cell office:value-type="float" office:value="0" calcext:value-type="float">
            <text:p>0</text:p>
          </table:table-cell>
          <table:table-cell office:value-type="float" office:value="0.0480533334017" calcext:value-type="float">
            <text:p>0,0480533334</text:p>
          </table:table-cell>
          <table:table-cell office:value-type="float" office:value="57.5166666667" calcext:value-type="float">
            <text:p>57,5166666667</text:p>
          </table:table-cell>
          <table:table-cell office:value-type="float" office:value="60.1666666667" calcext:value-type="float">
            <text:p>60,1666666667</text:p>
          </table:table-cell>
          <table:table-cell office:value-type="float" office:value="710.052833333" calcext:value-type="float">
            <text:p>710,052833333</text:p>
          </table:table-cell>
          <table:table-cell office:value-type="float" office:value="2898.68316667" calcext:value-type="float">
            <text:p>2898,68316667</text:p>
          </table:table-cell>
          <table:table-cell office:value-type="float" office:value="77.7919166667" calcext:value-type="float">
            <text:p>77,7919166667</text:p>
          </table:table-cell>
          <table:table-cell office:value-type="float" office:value="82.71825" calcext:value-type="float">
            <text:p>82,71825</text:p>
          </table:table-cell>
          <table:table-cell office:value-type="float" office:value="1094.5832175" calcext:value-type="float">
            <text:p>1094,5832175</text:p>
          </table:table-cell>
          <table:table-cell office:value-type="float" office:value="5604.95703783" calcext:value-type="float">
            <text:p>5604,9570378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1.15837287499" calcext:value-type="float">
            <text:p>1,158372875</text:p>
          </table:table-cell>
          <table:table-cell office:value-type="float" office:value="17.7769491511" calcext:value-type="float">
            <text:p>17,7769491511</text:p>
          </table:table-cell>
          <table:table-cell office:value-type="float" office:value="0" calcext:value-type="float">
            <text:p>0</text:p>
          </table:table-cell>
          <table:table-cell office:value-type="float" office:value="0.0870618641174" calcext:value-type="float">
            <text:p>0,0870618641</text:p>
          </table:table-cell>
          <table:table-cell office:value-type="float" office:value="74.8474576271" calcext:value-type="float">
            <text:p>74,8474576271</text:p>
          </table:table-cell>
          <table:table-cell office:value-type="float" office:value="77.6779661017" calcext:value-type="float">
            <text:p>77,6779661017</text:p>
          </table:table-cell>
          <table:table-cell office:value-type="float" office:value="1012.63440678" calcext:value-type="float">
            <text:p>1012,63440678</text:p>
          </table:table-cell>
          <table:table-cell office:value-type="float" office:value="4966.76254237" calcext:value-type="float">
            <text:p>4966,76254237</text:p>
          </table:table-cell>
          <table:table-cell office:value-type="float" office:value="101.11279661" calcext:value-type="float">
            <text:p>101,11279661</text:p>
          </table:table-cell>
          <table:table-cell office:value-type="float" office:value="105.772118644" calcext:value-type="float">
            <text:p>105,772118644</text:p>
          </table:table-cell>
          <table:table-cell office:value-type="float" office:value="1566.0510161" calcext:value-type="float">
            <text:p>1566,0510161</text:p>
          </table:table-cell>
          <table:table-cell office:value-type="float" office:value="9609.2431068" calcext:value-type="float">
            <text:p>9609,243106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2.92080000639" calcext:value-type="float">
            <text:p>2,9208000064</text:p>
          </table:table-cell>
          <table:table-cell office:value-type="float" office:value="56.6333166599" calcext:value-type="float">
            <text:p>56,6333166599</text:p>
          </table:table-cell>
          <table:table-cell office:value-type="float" office:value="0" calcext:value-type="float">
            <text:p>0</text:p>
          </table:table-cell>
          <table:table-cell office:value-type="float" office:value="0.136837667584" calcext:value-type="float">
            <text:p>0,1368376676</text:p>
          </table:table-cell>
          <table:table-cell office:value-type="float" office:value="92.1166666667" calcext:value-type="float">
            <text:p>92,1166666667</text:p>
          </table:table-cell>
          <table:table-cell office:value-type="float" office:value="94.1" calcext:value-type="float">
            <text:p>94,1</text:p>
          </table:table-cell>
          <table:table-cell office:value-type="float" office:value="1901.37366667" calcext:value-type="float">
            <text:p>1901,37366667</text:p>
          </table:table-cell>
          <table:table-cell office:value-type="float" office:value="8336.55516667" calcext:value-type="float">
            <text:p>8336,55516667</text:p>
          </table:table-cell>
          <table:table-cell office:value-type="float" office:value="125.466416667" calcext:value-type="float">
            <text:p>125,466416667</text:p>
          </table:table-cell>
          <table:table-cell office:value-type="float" office:value="129.028" calcext:value-type="float">
            <text:p>129,028</text:p>
          </table:table-cell>
          <table:table-cell office:value-type="float" office:value="2942.50731583" calcext:value-type="float">
            <text:p>2942,50731583</text:p>
          </table:table-cell>
          <table:table-cell office:value-type="float" office:value="16267.5848402" calcext:value-type="float">
            <text:p>16267,5848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21:29:04.6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21:30:11.412000000</dc:date>
    <meta:generator>LibreOffice/4.2.6.3$Windows_x86 LibreOffice_project/3fd416d4c6db7d3204c17ce57a1d70f6e531ee21</meta:generator>
    <meta:editing-duration>PT1M26S</meta:editing-duration>
    <meta:editing-cycles>5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3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4.9155">
                <text:p>24.9155</text:p>
                <draw:g>
                  <svg:desc>Sheet1.M2:Sheet1.M6</svg:desc>
                </draw:g>
              </table:table-cell>
              <table:table-cell office:value-type="float" office:value="28.3395">
                <text:p>28.3395</text:p>
                <draw:g>
                  <svg:desc>Sheet1.N2:Sheet1.N6</svg:desc>
                </draw:g>
              </table:table-cell>
              <table:table-cell office:value-type="float" office:value="175.3021075">
                <text:p>175.3021075</text:p>
                <draw:g>
                  <svg:desc>Sheet1.O2:Sheet1.O6</svg:desc>
                </draw:g>
              </table:table-cell>
              <table:table-cell office:value-type="float" office:value="576.549473532">
                <text:p>576.549473532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402">
                <text:p>50.402</text:p>
              </table:table-cell>
              <table:table-cell office:value-type="float" office:value="53.0139166667">
                <text:p>53.0139166667</text:p>
              </table:table-cell>
              <table:table-cell office:value-type="float" office:value="544.96306">
                <text:p>544.96306</text:p>
              </table:table-cell>
              <table:table-cell office:value-type="float" office:value="2211.28214757">
                <text:p>2211.28214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7919166667">
                <text:p>77.7919166667</text:p>
              </table:table-cell>
              <table:table-cell office:value-type="float" office:value="82.71825">
                <text:p>82.71825</text:p>
              </table:table-cell>
              <table:table-cell office:value-type="float" office:value="1094.5832175">
                <text:p>1094.5832175</text:p>
              </table:table-cell>
              <table:table-cell office:value-type="float" office:value="5604.95703783">
                <text:p>5604.9570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1.11279661">
                <text:p>101.11279661</text:p>
              </table:table-cell>
              <table:table-cell office:value-type="float" office:value="105.772118644">
                <text:p>105.772118644</text:p>
              </table:table-cell>
              <table:table-cell office:value-type="float" office:value="1566.0510161">
                <text:p>1566.0510161</text:p>
              </table:table-cell>
              <table:table-cell office:value-type="float" office:value="9609.2431068">
                <text:p>9609.243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5.466416667">
                <text:p>125.466416667</text:p>
              </table:table-cell>
              <table:table-cell office:value-type="float" office:value="129.028">
                <text:p>129.028</text:p>
              </table:table-cell>
              <table:table-cell office:value-type="float" office:value="2942.50731583">
                <text:p>2942.50731583</text:p>
              </table:table-cell>
              <table:table-cell office:value-type="float" office:value="16267.5848402">
                <text:p>16267.5848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3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4.9155">
                <text:p>24.9155</text:p>
                <draw:g>
                  <svg:desc>Sheet1.M2:Sheet1.M6</svg:desc>
                </draw:g>
              </table:table-cell>
              <table:table-cell office:value-type="float" office:value="28.3395">
                <text:p>28.3395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402">
                <text:p>50.402</text:p>
              </table:table-cell>
              <table:table-cell office:value-type="float" office:value="53.0139166667">
                <text:p>53.01391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7919166667">
                <text:p>77.7919166667</text:p>
              </table:table-cell>
              <table:table-cell office:value-type="float" office:value="82.71825">
                <text:p>82.71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1.11279661">
                <text:p>101.11279661</text:p>
              </table:table-cell>
              <table:table-cell office:value-type="float" office:value="105.772118644">
                <text:p>105.772118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5.466416667">
                <text:p>125.466416667</text:p>
              </table:table-cell>
              <table:table-cell office:value-type="float" office:value="129.028">
                <text:p>129.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